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0" style:family="paragraph" style:parent-style-name="Standard">
      <style:text-properties fo:color="#000000" fo:font-size="12pt" style:font-size-asian="10.5pt" style:font-size-complex="12pt"/>
    </style:style>
    <style:style style:name="P31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2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47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48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49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50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51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52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53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54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55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56" style:family="paragraph" style:parent-style-name="Standard">
      <style:text-properties officeooo:rsid="00117a91" officeooo:paragraph-rsid="00117a91"/>
    </style:style>
    <style:style style:name="P57" style:family="paragraph" style:parent-style-name="Standard">
      <style:text-properties officeooo:rsid="00117a91" officeooo:paragraph-rsid="0012b21c"/>
    </style:style>
    <style:style style:name="P58" style:family="paragraph" style:parent-style-name="Standard">
      <style:text-properties officeooo:rsid="0012b21c" officeooo:paragraph-rsid="0012b21c"/>
    </style:style>
    <style:style style:name="P59" style:family="paragraph" style:parent-style-name="Standard">
      <style:text-properties officeooo:rsid="0012b21c" officeooo:paragraph-rsid="001b5eb4"/>
    </style:style>
    <style:style style:name="P60" style:family="paragraph" style:parent-style-name="Standard">
      <style:text-properties officeooo:paragraph-rsid="000ff0f2"/>
    </style:style>
    <style:style style:name="P61" style:family="paragraph" style:parent-style-name="Standard">
      <style:text-properties officeooo:paragraph-rsid="00169804"/>
    </style:style>
    <style:style style:name="P62" style:family="paragraph" style:parent-style-name="Standard">
      <style:text-properties officeooo:rsid="00169804" officeooo:paragraph-rsid="00169804"/>
    </style:style>
    <style:style style:name="P63" style:family="paragraph" style:parent-style-name="Standard">
      <style:text-properties officeooo:paragraph-rsid="00199be6"/>
    </style:style>
    <style:style style:name="P64" style:family="paragraph" style:parent-style-name="Standard">
      <style:text-properties officeooo:rsid="00199be6" officeooo:paragraph-rsid="00199be6"/>
    </style:style>
    <style:style style:name="P65" style:family="paragraph" style:parent-style-name="Standard">
      <style:text-properties officeooo:rsid="00199be6" officeooo:paragraph-rsid="001d5b9e"/>
    </style:style>
    <style:style style:name="P66" style:family="paragraph" style:parent-style-name="Standard">
      <style:text-properties officeooo:paragraph-rsid="001b5eb4"/>
    </style:style>
    <style:style style:name="P67" style:family="paragraph" style:parent-style-name="Standard">
      <style:text-properties officeooo:rsid="001b5eb4" officeooo:paragraph-rsid="001b5eb4"/>
    </style:style>
    <style:style style:name="P68" style:family="paragraph" style:parent-style-name="Standard">
      <style:text-properties officeooo:paragraph-rsid="001bb130"/>
    </style:style>
    <style:style style:name="P69" style:family="paragraph" style:parent-style-name="Standard">
      <style:text-properties officeooo:paragraph-rsid="001d5b9e"/>
    </style:style>
    <style:style style:name="P70" style:family="paragraph" style:parent-style-name="Standard">
      <style:text-properties officeooo:rsid="001d74c4" officeooo:paragraph-rsid="001ef0ce"/>
    </style:style>
    <style:style style:name="P71" style:family="paragraph" style:parent-style-name="Standard">
      <style:text-properties officeooo:rsid="001ef0ce" officeooo:paragraph-rsid="001ef0ce"/>
    </style:style>
    <style:style style:name="P72" style:family="paragraph" style:parent-style-name="Standard">
      <style:text-properties officeooo:paragraph-rsid="0028b8be"/>
    </style:style>
    <style:style style:name="P73" style:family="paragraph" style:parent-style-name="Standard">
      <style:text-properties officeooo:rsid="00174b84" officeooo:paragraph-rsid="0028b8be"/>
    </style:style>
    <style:style style:name="P74" style:family="paragraph" style:parent-style-name="Standard">
      <style:text-properties officeooo:rsid="00174b84" officeooo:paragraph-rsid="0030f5c1"/>
    </style:style>
    <style:style style:name="P75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76" style:family="paragraph" style:parent-style-name="Standard">
      <style:text-properties officeooo:paragraph-rsid="0037c5e0"/>
    </style:style>
    <style:style style:name="P77" style:family="paragraph" style:parent-style-name="Standard">
      <style:text-properties officeooo:paragraph-rsid="003d04a3"/>
    </style:style>
    <style:style style:name="P78" style:family="paragraph" style:parent-style-name="Standard">
      <style:text-properties officeooo:paragraph-rsid="0041f89c"/>
    </style:style>
    <style:style style:name="P79" style:family="paragraph" style:parent-style-name="Standard">
      <style:text-properties officeooo:paragraph-rsid="004c2209"/>
    </style:style>
    <style:style style:name="P80" style:family="paragraph" style:parent-style-name="Standard">
      <style:text-properties officeooo:paragraph-rsid="00587052"/>
    </style:style>
    <style:style style:name="P81" style:family="paragraph" style:parent-style-name="Standard">
      <style:text-properties officeooo:rsid="005df30b" officeooo:paragraph-rsid="005df30b"/>
    </style:style>
    <style:style style:name="P82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84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break-before="page"/>
      <style:text-properties officeooo:rsid="000eb3ca" officeooo:paragraph-rsid="00107839"/>
    </style:style>
    <style:style style:name="P89" style:family="paragraph" style:parent-style-name="Standard">
      <style:paragraph-properties fo:break-before="page"/>
      <style:text-properties officeooo:rsid="000eb3ca" officeooo:paragraph-rsid="00117a91"/>
    </style:style>
    <style:style style:name="P90" style:family="paragraph" style:parent-style-name="Standard">
      <style:paragraph-properties fo:break-before="page"/>
      <style:text-properties officeooo:rsid="000eb3ca" officeooo:paragraph-rsid="00169804"/>
    </style:style>
    <style:style style:name="P91" style:family="paragraph" style:parent-style-name="Standard">
      <style:paragraph-properties fo:break-before="page"/>
      <style:text-properties officeooo:rsid="000eb3ca" officeooo:paragraph-rsid="00199be6"/>
    </style:style>
    <style:style style:name="P92" style:family="paragraph" style:parent-style-name="Standard">
      <style:paragraph-properties fo:break-before="page"/>
      <style:text-properties officeooo:rsid="000eb3ca" officeooo:paragraph-rsid="001d5b9e"/>
    </style:style>
    <style:style style:name="P93" style:family="paragraph" style:parent-style-name="Standard">
      <style:paragraph-properties fo:break-before="page"/>
      <style:text-properties officeooo:rsid="000eb3ca" officeooo:paragraph-rsid="001b5eb4"/>
    </style:style>
    <style:style style:name="P94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officeooo:paragraph-rsid="00587052"/>
    </style:style>
    <style:style style:name="P96" style:family="paragraph" style:parent-style-name="Standard">
      <style:text-properties officeooo:paragraph-rsid="006157fd"/>
    </style:style>
    <style:style style:name="P97" style:family="paragraph" style:parent-style-name="Standard"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98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99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00" style:family="paragraph" style:parent-style-name="Standard"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101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104" style:family="paragraph" style:parent-style-name="Standard"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105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106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107" style:family="paragraph" style:parent-style-name="Standard">
      <style:paragraph-properties fo:line-height="100%"/>
      <style:text-properties officeooo:rsid="005df30b" officeooo:paragraph-rsid="006157fd"/>
    </style:style>
    <style:style style:name="P108" style:family="paragraph" style:parent-style-name="Standard">
      <style:text-properties officeooo:rsid="006157fd" officeooo:paragraph-rsid="006157fd"/>
    </style:style>
    <style:style style:name="P109" style:family="paragraph" style:parent-style-name="Standard">
      <style:text-properties officeooo:rsid="006157fd" officeooo:paragraph-rsid="00648d75"/>
    </style:style>
    <style:style style:name="P110" style:family="paragraph" style:parent-style-name="Standard">
      <style:text-properties officeooo:paragraph-rsid="00648d75"/>
    </style:style>
    <style:style style:name="P111" style:family="paragraph" style:parent-style-name="Standard">
      <style:text-properties fo:font-weight="bold" officeooo:paragraph-rsid="00648d75" style:font-weight-asian="bold" style:font-weight-complex="bold"/>
    </style:style>
    <style:style style:name="P112" style:family="paragraph" style:parent-style-name="Standard">
      <style:text-properties officeooo:paragraph-rsid="00107839"/>
    </style:style>
    <style:style style:name="P113" style:family="paragraph" style:parent-style-name="Standard">
      <style:paragraph-properties fo:line-height="100%"/>
      <style:text-properties officeooo:paragraph-rsid="006157fd"/>
    </style:style>
    <style:style style:name="P114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15" style:family="paragraph" style:parent-style-name="Text_20_body">
      <style:text-properties officeooo:rsid="006157fd" officeooo:paragraph-rsid="00648d75"/>
    </style:style>
    <style:style style:name="P116" style:family="paragraph" style:parent-style-name="Text_20_body">
      <style:paragraph-properties fo:line-height="100%"/>
      <style:text-properties officeooo:paragraph-rsid="006157fd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26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7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28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29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3" style:family="text">
      <style:text-properties fo:color="#000000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44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45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46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47" style:family="text">
      <style:text-properties officeooo:rsid="001d5b9e"/>
    </style:style>
    <style:style style:name="T48" style:family="text">
      <style:text-properties officeooo:rsid="001ef0ce"/>
    </style:style>
    <style:style style:name="T49" style:family="text">
      <style:text-properties officeooo:rsid="0020eac3"/>
    </style:style>
    <style:style style:name="T50" style:family="text">
      <style:text-properties officeooo:rsid="001879ec"/>
    </style:style>
    <style:style style:name="T51" style:family="text">
      <style:text-properties officeooo:rsid="002a21f9"/>
    </style:style>
    <style:style style:name="T52" style:family="text">
      <style:text-properties officeooo:rsid="002b6f3c"/>
    </style:style>
    <style:style style:name="T53" style:family="text">
      <style:text-properties officeooo:rsid="002dd7dc"/>
    </style:style>
    <style:style style:name="T54" style:family="text">
      <style:text-properties officeooo:rsid="0038795f"/>
    </style:style>
    <style:style style:name="T55" style:family="text">
      <style:text-properties officeooo:rsid="0037cd49"/>
    </style:style>
    <style:style style:name="T56" style:family="text">
      <style:text-properties officeooo:rsid="003a7dcf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fo:font-size="7pt" officeooo:rsid="0037cd49" style:font-size-asian="7pt" style:font-size-complex="7pt"/>
    </style:style>
    <style:style style:name="T59" style:family="text">
      <style:text-properties fo:font-size="7pt" officeooo:rsid="003a7dcf" style:font-size-asian="7pt" style:font-size-complex="7pt"/>
    </style:style>
    <style:style style:name="T60" style:family="text">
      <style:text-properties officeooo:rsid="0037c5e0"/>
    </style:style>
    <style:style style:name="T61" style:family="text">
      <style:text-properties officeooo:rsid="003c5e77"/>
    </style:style>
    <style:style style:name="T62" style:family="text">
      <style:text-properties officeooo:rsid="0041f89c"/>
    </style:style>
    <style:style style:name="T63" style:family="text">
      <style:text-properties officeooo:rsid="004600d9"/>
    </style:style>
    <style:style style:name="T64" style:family="text">
      <style:text-properties officeooo:rsid="004c2209"/>
    </style:style>
    <style:style style:name="T65" style:family="text">
      <style:text-properties officeooo:rsid="004ee334"/>
    </style:style>
    <style:style style:name="T66" style:family="text">
      <style:text-properties officeooo:rsid="00587052"/>
    </style:style>
    <style:style style:name="T67" style:family="text">
      <style:text-properties officeooo:rsid="00648d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Distribuční centrum Někdeníku Monte Karlos</text:p>
      <text:p text:style-name="P2"/>
      <text:p text:style-name="P2">Seznam <text:span text:style-name="T61">odběratelů</text:span>:</text:p>
      <text:p text:style-name="P11">daniel.klvana@email.cz,</text:p>
      <text:p text:style-name="P11">jana.klvanova@email.cz,</text:p>
      <text:p text:style-name="P60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12"><text:span text:style-name="T4">maxmilianhejl@gmail.co</text:span><text:span text:style-name="T5">m</text:span></text:p>
      <text:p text:style-name="P13">petkovae@seznam.cz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110"><text:span text:style-name="T39"/></text:p>
      <text:p text:style-name="P111"><text:span text:style-name="T39">U</text:span><text:span text:style-name="T41">vítací e-mail</text:span></text:p>
      <text:p text:style-name="P110"><text:span text:style-name="T39"/></text:p>
      <text:p text:style-name="P110"><text:span text:style-name="T39">Monte Karlos </text:span><text:span text:style-name="T35">N</text:span><text:span text:style-name="T40">ěkdeník</text:span></text:p>
      <text:p text:style-name="P98"/>
      <text:p text:style-name="P110"><text:span text:style-name="T34">P</text:span><text:span text:style-name="T40">řeji krásný dobrý den</text:span><text:span text:style-name="T33">,</text:span></text:p>
      <text:p text:style-name="P101"/>
      <text:p text:style-name="P110"><text:span text:style-name="T36">t</text:span><text:span text:style-name="T40">ěší nás, že jste projevili zájem o náš časopis. Tímto jste byli zařazeni mezi pravidelné odebiratele Monte Karlos Někdeníku - nejexkluzivnějšího magazínu n</text:span><text:span text:style-name="T41">a poli</text:span><text:span text:style-name="T40"> žurnalistiky. </text:span><text:span text:style-name="T41">Záhy </text:span><text:span text:style-name="T42">V</text:span><text:span text:style-name="T41">ám také bude (společně s desítkami milionů našich spokojených čtenářů) zaslána 1. příloha k letošnímu 7. číslu Někdeníku. </text:span><text:span text:style-name="T40">Čerstvé novinky ze závodu o post Nejvyššího vůdce všeho učitelstva, tak budete dostávat z první (a naprosto nezaujaté</text:span><text:span text:style-name="T41">)</text:span><text:span text:style-name="T40"> ruky Karlose Žebatého a šéfredaktorky Někdeníku Alžběty Ašelové</text:span><text:span text:style-name="T46">©</text:span><text:span text:style-name="T44">. M</text:span><text:span text:style-name="T45">n</text:span><text:span text:style-name="T44">ě už teď pouze dovolte popřát Vám za celou redakci mnoho příjemných chvil strávených s naší publikací.</text:span></text:p>
      <text:p text:style-name="P110"><text:span text:style-name="T44"/></text:p>
      <text:p text:style-name="P101"><text:span text:style-name="T63">V</text:span>áš Lubomír Lečko</text:p>
      <text:p text:style-name="P105">vedoucí distribučního oddělení někdeníku Monte Karlos</text:p>
      <text:p text:style-name="P109"><text:span text:style-name="T18"/></text:p>
      <text:p text:style-name="P115"><text:span text:style-name="T18">Pokud by jste měli jakékoliv dotazy ohledně distribuce časopisu, neváhejte se obrátit na naši zákaznickou linku umístěnou na adrese</text:span><text:span text:style-name="T24"> </text:span><text:span text:style-name="T25">Karlosova 77, 000 03 Monte Carlo 4,</text:span><text:span text:style-name="T23"> </text:span><text:span text:style-name="T18">v kuchyňce ve třetím patře.</text:span></text:p>
      <text:p text:style-name="P82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88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30"/>
      <text:p text:style-name="P3"/>
      <text:p text:style-name="P89">Monte Karlos 2<text:span text:style-name="T9">5</text:span>-2019</text:p>
      <text:p text:style-name="P3"/>
      <text:p text:style-name="P56">Zdravím všechny naše věrné čtenáře,</text:p>
      <text:p text:style-name="P56"/>
      <text:p text:style-name="P57">opět vychází nové číslo někdeníku, možná si říkáte že je to trochu brzy, jenže náš časopis nemůže vycházet jen tak kdy se nám <text:span text:style-name="T10">z</text:span>líbí, naopak musí vycházet někdy.</text:p>
      <text:p text:style-name="P57"/>
      <text:p text:style-name="P57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56"/>
      <text:p text:style-name="P58">Doufám, že se Vám bude dnešní číslo líbit alespoň tak jako mně, Váš</text:p>
      <text:p text:style-name="P58"/>
      <text:p text:style-name="P58">Lubomír Lečko</text:p>
      <text:p text:style-name="P18">vedoucí distribučního oddělení někdeníku Monte Karlos</text:p>
      <text:p text:style-name="P18"/>
      <text:p text:style-name="P46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90">Monte Karlos 2<text:span text:style-name="T11">6</text:span>-2019</text:p>
      <text:p text:style-name="P61"/>
      <text:p text:style-name="P62">Dobrý den,</text:p>
      <text:p text:style-name="P62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61"/>
      <text:p text:style-name="P61"><text:span text:style-name="T11">Ať </text:span>Vám <text:span text:style-name="T11">při čtení takříkajíc </text:span><text:span text:style-name="T12">„nevypadnou oči z důlků“</text:span> přeje</text:p>
      <text:p text:style-name="P61"/>
      <text:p text:style-name="P61">Lubomír Lečko</text:p>
      <text:p text:style-name="P19">vedoucí distribučního oddělení někdeníku Monte Karlos</text:p>
      <text:p text:style-name="P18"/>
      <text:p text:style-name="P46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91">Monte Karlos 2<text:span text:style-name="T13">8</text:span>-2019</text:p>
      <text:p text:style-name="P63"/>
      <text:p text:style-name="P64">Vážené dámy a pánové, milí příznivci Někdeníku.</text:p>
      <text:p text:style-name="P64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64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63"/>
      <text:p text:style-name="P63">Lubomír Lečko</text:p>
      <text:p text:style-name="P20">vedoucí distribučního oddělení někdeníku Monte Karlos</text:p>
      <text:p text:style-name="P20"/>
      <text:p text:style-name="P47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94" text:outline-level="2"/>
      <text:p text:style-name="P10"/>
      <text:p text:style-name="P93">Monte Karlos <text:span text:style-name="T14">Speciální příloha</text:span></text:p>
      <text:p text:style-name="P66"/>
      <text:p text:style-name="P67">Veselé Vánoce všem našim věrným čtenářům,</text:p>
      <text:p text:style-name="P67"/>
      <text:p text:style-name="P67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67">Všem co se do stavby betlému pustíte přeju hodně trpělivosti a zdaru při lepení a doufám, že budete se svými výtvory spokojeni. </text:p>
      <text:p text:style-name="P67"/>
      <text:p text:style-name="P68"><text:span text:style-name="T15">Váš <text:s/></text:span>Lubomír Lečko</text:p>
      <text:p text:style-name="P21">vedoucí distribučního oddělení někdeníku Monte Karlos</text:p>
      <text:p text:style-name="P21"/>
      <text:p text:style-name="P59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8"/>
      <text:p text:style-name="P9"/>
      <text:p text:style-name="P92">Monte Karlos 2<text:span text:style-name="T47">7</text:span>-2019</text:p>
      <text:p text:style-name="P69"/>
      <text:p text:style-name="P65">Vážené dámy a pánové, milí příznivci Někdeníku,</text:p>
      <text:p text:style-name="P65"/>
      <text:p text:style-name="P70">konečně je to tady! Nové vánoční dvojčíslo, poslední Někdeník v tomto roce. <text:span text:style-name="T48">Sice</text:span> vychází o tři dny později, než jsem slíbil, <text:span text:style-name="T48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71">Po tři dny a tři noci tak museli všichni naši počítačoví experti usilovně pracovat, aby tento problém napravili. Nyní už je však vše v pořádku a já <text:span text:style-name="T49">bych </text:span>Vám tímto <text:span text:style-name="T49">rád popřál</text:span> krásné vánoční čtení.</text:p>
      <text:p text:style-name="P69"/>
      <text:p text:style-name="P69"><text:span text:style-name="T49">Váš </text:span>Lubomír Lečko</text:p>
      <text:p text:style-name="P22">vedoucí distribučního oddělení někdeníku Monte Karlos</text:p>
      <text:p text:style-name="P22"/>
      <text:p text:style-name="P55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49"/>
      <text:p text:style-name="P49"/>
      <text:p text:style-name="P54"/>
      <text:p text:style-name="P83">2. Fáze</text:p>
      <text:p text:style-name="P5"/>
      <text:p text:style-name="P5">Monte Karlos 1-2020</text:p>
      <text:p text:style-name="P72"/>
      <text:p text:style-name="P31">TOTO NENÍ APRÍLOVÝ ŽERT. MONTE KARLOS NĚKDENÍK PO ČTVRT ROCE SKUTEČNĚ OPĚT VYŠEL. TOTO NENÍ APRÍLOVÝ ŽERT. MONTE KARLOS NĚKDENÍK PO ČTVRT ROCE SKUTEČNĚ OPĚT VYŠEL.</text:p>
      <text:p text:style-name="P72"/>
      <text:p text:style-name="P5">Vážení čtenáři,</text:p>
      <text:p text:style-name="P72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52">hradním komplexu</text:span> v malebném městečku v Německu, (pokud se o aktuálním průběhu soutěže chcete dočíst více, doporučuji nahlédnout do naší nové rubriky <text:span text:style-name="T51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53">Karlostudio 3 FM</text:span> (rádio <text:span text:style-name="T52">M</text:span>onte <text:span text:style-name="T52">K</text:span>arla), ani žádnou z jeho repríz, pak jistě oceníte přepis tohoto komentáře, který naleznete ve zvláštní příloze k tomuto číslu. Rád bych ještě dodal, že spekulace o tom, že původcem <text:span text:style-name="T52">K</text:span>orona viru jsou ilegálně vyvíjené biologické zbraně, kterých chtěla Pálkovská využít při bitvě, a <text:span text:style-name="T51">na kterých měla pod přísným utajením pracovat</text:span> komandátor Jakešová a její Komando smrti, zůstaly nepotvrzené, byť se mnoho novinářů snažilo dokázat opak (drtivá většina z nich se nakazila Koronavirem).</text:p>
      <text:p text:style-name="P73">Co se týká naší delší nepřítomnosti na poli <text:span text:style-name="T52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50">do vašich emailových schránek</text:span>, je nabité informacemi, novými články a rub<text:span text:style-name="T52">r</text:span>ikami a v neposlední řadě rozhovorem s <text:span text:style-name="T50">k</text:span>omandátorem Jakešovou <text:span text:style-name="T50">a to je jen malá ochutnávka z toho, co všechno pro Vás letos v redakci chystáme</text:span>.</text:p>
      <text:p text:style-name="P72"/>
      <text:p text:style-name="P72"><text:span text:style-name="T51">váš </text:span>Lubomír Lečko</text:p>
      <text:p text:style-name="P24">vedoucí distribučního oddělení někdeníku Monte Karlos</text:p>
      <text:p text:style-name="P24"/>
      <text:p text:style-name="P50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4"/>
      <text:p text:style-name="P31">TOTO NENÍ APRÍLOVÝ ŽERT. MONTE KARLOS NĚKDENÍK PO ČTVRT ROCE SKUTEČNĚ OPĚT VYŠEL. TOTO NENÍ APRÍLOVÝ ŽERT. MONTE KARLOS NĚKDENÍK PO ČTVRT ROCE SKUTEČNĚ OPĚT VYŠEL.</text:p>
      <text:p text:style-name="P31"/>
      <text:p text:style-name="P32"/>
      <text:p text:style-name="P84">Monte Karlos 2-2020</text:p>
      <text:p text:style-name="P32"/>
      <text:p text:style-name="P36">Vážené dámy a pánové,</text:p>
      <text:p text:style-name="P36"/>
      <text:p text:style-name="P36">už nemůžu dál. Kantoři se ztrácejí, cel<text:span text:style-name="T54">e</text:span>brity nepřicházejí, mentolové bonbony kam se podíváte, <text:span text:style-name="T54">dovolená.</text:span> Celé to šílenství kolem koronaviru jenom kvůli podělané módě. A <text:span text:style-name="T55">Ašelová</text:span> si najme detektiva. To mi ještě scházelo. <text:span text:style-name="T56">A</text:span> <text:span text:style-name="T56">ta dovolená</text:span>. Mohl<text:span text:style-name="T55">a</text:span> <text:span text:style-name="T55">vyšetření těch únosů</text:span> předat mému detektivnímu oddělení. Ale to on<text:span text:style-name="T55">a</text:span> ne! A ještě o tom pátrání budeme psát v Někdeníku. Samozřejmě, prosím, vždyť to tady <text:span text:style-name="T55">celé</text:span> stejně beztak vede <text:span text:style-name="T54">a může mě poslat, kam chce.</text:span> <text:span text:style-name="T55">Normálně bych byl zvědavý, co z toho detektiva vyleze, ale tentokrát to ani nechci vědět. Pokud to ale zajímá Vás, milí čtenáři, nic Vám nebrání nahlédnout do naší nové rubriky Vyšetřování.</text:span></text:p>
      <text:p text:style-name="P36"/>
      <text:p text:style-name="P36">váš Lubomír Lečko</text:p>
      <text:p text:style-name="P36"><text:span text:style-name="T58">z nucené</text:span><text:span text:style-name="T57"> ilegální dovolené na </text:span><text:span text:style-name="T58">svém metru čtverečním pustého ostrova, </text:span><text:span text:style-name="T59">tohle si někdo odskáče</text:span></text:p>
      <text:p text:style-name="P29"/>
      <text:p text:style-name="P36">Zatracený písek.</text:p>
      <text:p text:style-name="P36"/>
      <text:p text:style-name="P51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1"/>
      <text:p text:style-name="P32"/>
      <text:p text:style-name="P84">Monte Karlos <text:span text:style-name="T60">3</text:span>-2020</text:p>
      <text:p text:style-name="P32"/>
      <text:p text:style-name="P76"><text:span text:style-name="T31">Vážení </text:span><text:span text:style-name="T32">a milí čtenáři</text:span><text:span text:style-name="T31">,</text:span></text:p>
      <text:p text:style-name="P36"/>
      <text:p text:style-name="P77"><text:span text:style-name="T27">kantoři se ztrácejí přímo záchvatným tempem a my stále netušíme, kdo je unáší. </text:span><text:span text:style-name="T28">Zatím máme jediného podezřelého</text:span><text:span text:style-name="T27">. T</text:span><text:span text:style-name="T28">o se zase</text:span><text:span text:style-name="T27"> Sir Daniel Jonathan Pace </text:span><text:span text:style-name="T28">vytáhl</text:span><text:span text:style-name="T27">. Pokud chcete slyšet fňukání a sebelítost nad tím, jak strašn</text:span><text:span text:style-name="T28">ou má práci</text:span><text:span text:style-name="T27">, doporučuju </text:span><text:span text:style-name="T28">jeho</text:span><text:span text:style-name="T27"> skoro čtyři strany dlouhý srdceryvný výlev, který naleznete v našem časopise pod názvem vyšetřování. </text:span><text:span text:style-name="T28">Kdo ho do té práce nutil, </text:span><text:span text:style-name="T29">ptám se já</text:span><text:span text:style-name="T28">.</text:span></text:p>
      <text:p text:style-name="P77"><text:span text:style-name="T28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0">nedaleké</text:span><text:span text:style-name="T28"> budoucnosti. </text:span><text:span text:style-name="T29">K dnešnímu číslu </text:span><text:span text:style-name="T30">Vám </text:span><text:span text:style-name="T29">doporučuji uvařit </text:span><text:span text:style-name="T30">si </text:span><text:span text:style-name="T29">velký hrnek kakaa, upéct alespoň dva plechy </text:span><text:span text:style-name="T30">domácích </text:span><text:span text:style-name="T29">čokoládových sušenek, vyčkat na nějaké <text:s/>deštivé odpoledne a začíst se do něj, bude to stát za to, ostatně jako vždy.</text:span></text:p>
      <text:p text:style-name="P36"/>
      <text:p text:style-name="P36">váš Lubomír Lečko</text:p>
      <text:p text:style-name="P25">vedoucí distribučního oddělení někdeníku Monte Karlos</text:p>
      <text:p text:style-name="P36"/>
      <text:p text:style-name="P51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5">Monte Karlos <text:span text:style-name="T62">4</text:span>-2020</text:p>
      <text:p text:style-name="P33"/>
      <text:p text:style-name="P78"><text:span text:style-name="T31">Vážení </text:span><text:span text:style-name="T32">a milí</text:span><text:span text:style-name="T31"> </text:span><text:span text:style-name="T33">příznivci Někdeníku,</text:span></text:p>
      <text:p text:style-name="P37"/>
      <text:p text:style-name="P40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41"/>
      <text:p text:style-name="P37"><text:span text:style-name="T63">V</text:span>áš Lubomír Lečko</text:p>
      <text:p text:style-name="P26">vedoucí distribučního oddělení někdeníku Monte Karlos</text:p>
      <text:p text:style-name="P37"/>
      <text:p text:style-name="P52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6">Monte Karlos <text:span text:style-name="T64">5</text:span>-2020</text:p>
      <text:p text:style-name="P34"/>
      <text:p text:style-name="P79"><text:span text:style-name="T34">Drazí </text:span><text:span text:style-name="T33">příznivci Někdeníku,</text:span></text:p>
      <text:p text:style-name="P38"/>
      <text:p text:style-name="P44">v tomto čísle se můžete těšit na Karlosův kebab, zdvižené palce, skupinu jezevců a cestu kolem světa, a to vše v Karlos čepici. Také se k nám navrátil již všemi oplakaný Tatar a do DWF se <text:span text:style-name="T65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45">S přáním rychlého a bezbolestného čtení,</text:p>
      <text:p text:style-name="P42"/>
      <text:p text:style-name="P38"><text:span text:style-name="T63">V</text:span>áš Lubomír Lečko</text:p>
      <text:p text:style-name="P27">vedoucí distribučního oddělení někdeníku Monte Karlos</text:p>
      <text:p text:style-name="P38"/>
      <text:p text:style-name="P53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7">Monte Karlos <text:span text:style-name="T66">6</text:span>-2020</text:p>
      <text:p text:style-name="P35"/>
      <text:p text:style-name="P80"><text:span text:style-name="T34">V</text:span><text:span text:style-name="T35">ážení čtenáři</text:span><text:span text:style-name="T33">,</text:span></text:p>
      <text:p text:style-name="P39"/>
      <text:p text:style-name="P80"><text:span text:style-name="T36">z</text:span><text:span text:style-name="T35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81"><text:span text:style-name="T35">Z</text:span><text:span text:style-name="T26">ároveň přijměte prosím mou co nej</text:span><text:span text:style-name="T37">u</text:span><text:span text:style-name="T26">pří</text:span><text:span text:style-name="T37">mnější omluvu za 24 hodinové zpoždění, které jste si museli vytrpět kvůli neschopnému laminovacímu týmu. </text:span><text:span text:style-name="T38">Je to banda břídílů.</text:span><text:span text:style-name="T37"> Všechny jsem je s okamžitou platností propustil a letěl jsem na </text:span><text:span text:style-name="T38">Bakerův ostrov zalaminovat všechny Někdeníky sám.</text:span></text:p>
      <text:p text:style-name="P43"/>
      <text:p text:style-name="P39"><text:span text:style-name="T63">V</text:span>áš Lubomír Lečko</text:p>
      <text:p text:style-name="P28">vedoucí distribučního oddělení někdeníku Monte Karlos</text:p>
      <text:p text:style-name="P39"/>
      <text:p text:style-name="P80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14">Monte Karlos <text:span text:style-name="T14">Speciální příloha</text:span></text:p>
      <text:p text:style-name="P99"/>
      <text:p text:style-name="P113"><text:span text:style-name="T34">V</text:span><text:span text:style-name="T35">ážení čtenáři</text:span><text:span text:style-name="T33">,</text:span></text:p>
      <text:p text:style-name="P102"/>
      <text:p text:style-name="P107"><text:span text:style-name="T38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 číslu Monte Karlos Někdeníku Vám přinášíme exkluzivní záznam soudního přelíčení, redakčně upraveného podle současných ideologických přesvědčení.</text:span></text:p>
      <text:p text:style-name="P103"/>
      <text:p text:style-name="P102"><text:span text:style-name="T63">V</text:span>áš Lubomír Lečko</text:p>
      <text:p text:style-name="P106">vedoucí distribučního oddělení někdeníku Monte Karlos</text:p>
      <text:p text:style-name="P102"/>
      <text:p text:style-name="P116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0-08-14T20:25:11.626000000</dc:date>
    <meta:editing-duration>PT9H55M17S</meta:editing-duration>
    <meta:editing-cycles>44</meta:editing-cycles>
    <meta:generator>LibreOffice/6.3.5.2$Windows_X86_64 LibreOffice_project/dd0751754f11728f69b42ee2af66670068624673</meta:generator>
    <meta:document-statistic meta:table-count="0" meta:image-count="0" meta:object-count="0" meta:page-count="15" meta:paragraph-count="119" meta:word-count="2852" meta:character-count="18621" meta:non-whitespace-character-count="15877"/>
  </office:meta>
</office:document-meta>
</file>